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7a2" officeooo:paragraph-rsid="0013a7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sorted.h</text:p>
      <text:p text:style-name="P1">// Defines SortedType, a sorted list of items</text:p>
      <text:p text:style-name="P1">// Linked list implementation</text:p>
      <text:p text:style-name="P1">// Based on Dale, et al., C++ Plus Data Structures 6/e, Chapter 4</text:p>
      <text:p text:style-name="P1"/>
      <text:p text:style-name="P1">#include "itemtype.h" </text:p>
      <text:p text:style-name="P1">// File itemtype.h must be provided by the user of this class. </text:p>
      <text:p text:style-name="P1">// <text:s/>itemtype.h must contain the following definitions: </text:p>
      <text:p text:style-name="P1">//</text:p>
      <text:p text:style-name="P1">// <text:s/>ItemType: <text:s text:c="5"/>the definition of the objects on the list </text:p>
      <text:p text:style-name="P1">// <text:s/>RelationType: <text:s/>{LESS, GREATER, EQUAL}</text:p>
      <text:p text:style-name="P1">// <text:s/>Member function ComparedTo(ItemType item) which returns </text:p>
      <text:p text:style-name="P1">// <text:s text:c="6"/>LESS, if self "comes before" item </text:p>
      <text:p text:style-name="P1">// <text:s text:c="6"/>GREATER, if self "comes after" item </text:p>
      <text:p text:style-name="P1">// <text:s text:c="6"/>EQUAL, if self and item are the same </text:p>
      <text:p text:style-name="P1"/>
      <text:p text:style-name="P1">// Forward declaration of NodeType; definition in sorted.cpp</text:p>
      <text:p text:style-name="P1">struct NodeType;</text:p>
      <text:p text:style-name="P1"/>
      <text:p text:style-name="P1">class SortedType</text:p>
      <text:p text:style-name="P1">{</text:p>
      <text:p text:style-name="P1"><text:s text:c="2"/>public:</text:p>
      <text:p text:style-name="P1"><text:s text:c="3"/>// Constructor - creates an empty list</text:p>
      <text:p text:style-name="P1"><text:s text:c="3"/>SortedType();</text:p>
      <text:p text:style-name="P1"/>
      <text:p text:style-name="P1"><text:s text:c="3"/>// Destructor - deletes nodes when object is destroyed</text:p>
      <text:p text:style-name="P1"><text:s text:c="3"/>~SortedType();</text:p>
      <text:p text:style-name="P1"/>
      <text:p text:style-name="P1"><text:s text:c="3"/>// Function: Returns the list to the empty state.</text:p>
      <text:p text:style-name="P1"><text:s text:c="3"/>// Post: <text:s/>List is empty.</text:p>
      <text:p text:style-name="P1"><text:s text:c="3"/>void MakeEmpty();</text:p>
      <text:p text:style-name="P1"/>
      <text:p text:style-name="P1"><text:s text:c="3"/>// Function: <text:s/>Determines whether list is full.</text:p>
      <text:p text:style-name="P1"><text:s text:c="3"/>// Returns: true if list is full; false otherwise</text:p>
      <text:p text:style-name="P1"><text:s text:c="3"/>bool IsFull() const;</text:p>
      <text:p text:style-name="P1"/>
      <text:p text:style-name="P1"><text:s text:c="3"/>// Function: Determines the number of elements in list.</text:p>
      <text:p text:style-name="P1"><text:s text:c="3"/>// Returns: number of elements in list</text:p>
      <text:p text:style-name="P1"><text:s text:c="3"/>int GetLength() const;</text:p>
      <text:p text:style-name="P1"/>
      <text:p text:style-name="P1"><text:s text:c="3"/>// Function: Retrieves list element whose key matches item's key (if</text:p>
      <text:p text:style-name="P1"><text:s text:c="3"/>// <text:s text:c="10"/>present).</text:p>
      <text:p text:style-name="P1"/>
      <text:p text:style-name="P1"><text:s text:c="3"/>// Returns: an element someItem whose key matches item's key, and</text:p>
      <text:p text:style-name="P1"><text:s text:c="3"/>// <text:s text:c="6"/>passes back found = true</text:p>
      <text:p text:style-name="P1"><text:s text:c="3"/>// <text:tab/> otherwise returns item and passes back found = false</text:p>
      <text:p text:style-name="P1"><text:s text:c="3"/>ItemType GetItem(ItemType item, <text:s text:c="6"/>// REC'D: item to find</text:p>
      <text:p text:style-name="P1"><text:tab/><text:tab/> <text:s text:c="3"/>bool&amp; found) const; <text:s/>// P'BACK: true if item found</text:p>
      <text:p text:style-name="P1"><text:s text:c="41"/>// <text:s text:c="8"/>false otherwise</text:p>
      <text:p text:style-name="P1"><text:soft-page-break/></text:p>
      <text:p text:style-name="P1"><text:s text:c="3"/>// Function: Adds item to list.</text:p>
      <text:p text:style-name="P1"><text:s text:c="3"/>// Assumes: List is not full, item is not in list.</text:p>
      <text:p text:style-name="P1"><text:s text:c="3"/>void PutItem(ItemType item); <text:s/>// REC'D: item to insert</text:p>
      <text:p text:style-name="P1"/>
      <text:p text:style-name="P1"><text:s text:c="3"/>// Function: Deletes the element whose key matches item's key.</text:p>
      <text:p text:style-name="P1"><text:s text:c="3"/>// Assumes: Exactly one element in list has a key matching item's key.</text:p>
      <text:p text:style-name="P1"><text:s text:c="3"/>void DeleteItem(ItemType item); <text:s/>// REC'D: item with key to match</text:p>
      <text:p text:style-name="P1"/>
      <text:p text:style-name="P1"><text:s text:c="3"/>// Function: Initializes current position for an iteration through the list.</text:p>
      <text:p text:style-name="P1"><text:s text:c="3"/>void ResetList();</text:p>
      <text:p text:style-name="P1"/>
      <text:p text:style-name="P1"><text:s text:c="3"/>// Function: Gets the next element in list.</text:p>
      <text:p text:style-name="P1"><text:s text:c="3"/>// Assumes: List has not been changed since last call.</text:p>
      <text:p text:style-name="P1"><text:s text:c="3"/>// <text:s text:c="9"/>Element at current position is not last in list.</text:p>
      <text:p text:style-name="P1"><text:s text:c="3"/>// Post: Current position is updated to next position.</text:p>
      <text:p text:style-name="P1"><text:s text:c="3"/>// Returns: a copy of element at the new current position.</text:p>
      <text:p text:style-name="P1"><text:s text:c="3"/>ItemType GetNextItem();</text:p>
      <text:p text:style-name="P1"/>
      <text:p text:style-name="P1"><text:s text:c="2"/>private:</text:p>
      <text:p text:style-name="P1"><text:s text:c="3"/>int length;</text:p>
      <text:p text:style-name="P1"><text:s text:c="3"/>NodeType* listData;</text:p>
      <text:p text:style-name="P1"><text:s text:c="3"/>NodeType* currentPos;</text:p>
      <text:p text:style-name="P1">}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sorted.cpp</text:p>
      <text:p text:style-name="P1">// Implementation file for SortedType class</text:p>
      <text:p text:style-name="P1">// Based on Dale, et al., C++ Plus Data Structures 6/e, Chapter 4</text:p>
      <text:p text:style-name="P1"/>
      <text:p text:style-name="P1">#include "sorted.h"</text:p>
      <text:p text:style-name="P1"/>
      <text:p text:style-name="P1">// NodeType struct definition</text:p>
      <text:p text:style-name="P1">struct NodeType</text:p>
      <text:p text:style-name="P1">{</text:p>
      <text:p text:style-name="P1"><text:s text:c="3"/>ItemType info;</text:p>
      <text:p text:style-name="P1"><text:s text:c="3"/>NodeType* next;</text:p>
      <text:p text:style-name="P1">};</text:p>
      <text:p text:style-name="P1"/>
      <text:p text:style-name="P1">SortedType::SortedType() <text:s/>// Class constructor</text:p>
      <text:p text:style-name="P1">{</text:p>
      <text:p text:style-name="P1"><text:s text:c="3"/>length = 0;</text:p>
      <text:p text:style-name="P1"><text:s text:c="3"/>listData = 0;</text:p>
      <text:p text:style-name="P1">}</text:p>
      <text:p text:style-name="P1"/>
      <text:p text:style-name="P1">SortedType::~SortedType()</text:p>
      <text:p text:style-name="P1">{</text:p>
      <text:p text:style-name="P1"><text:s text:c="3"/>NodeType* tempPtr;</text:p>
      <text:p text:style-name="P1"/>
      <text:p text:style-name="P1"><text:s text:c="3"/>while (listData != 0)</text:p>
      <text:p text:style-name="P1"><text:s text:c="3"/>{</text:p>
      <text:p text:style-name="P1"><text:s text:c="6"/>tempPtr = listData;</text:p>
      <text:p text:style-name="P1"><text:s text:c="6"/>listData = listData-&gt;next;</text:p>
      <text:p text:style-name="P1"><text:s text:c="6"/>delete tempPtr;</text:p>
      <text:p text:style-name="P1"><text:s text:c="3"/>}</text:p>
      <text:p text:style-name="P1">}</text:p>
      <text:p text:style-name="P1"/>
      <text:p text:style-name="P1">ItemType SortedType::GetItem (ItemType item, bool&amp; found) const</text:p>
      <text:p text:style-name="P1">{</text:p>
      <text:p text:style-name="P1"><text:s text:c="3"/>// Same as linked UnsortedType::GetItem except stop search if item is LESS</text:p>
      <text:p text:style-name="P1"/>
      <text:p text:style-name="P1"><text:s text:c="3"/>bool moreToSearch;</text:p>
      <text:p text:style-name="P1"><text:s text:c="3"/>NodeType* location;</text:p>
      <text:p text:style-name="P1"/>
      <text:p text:style-name="P1"><text:s text:c="3"/>location = listData;</text:p>
      <text:p text:style-name="P1"><text:s text:c="3"/>found = false;</text:p>
      <text:p text:style-name="P1"><text:s text:c="3"/>moreToSearch = (location != 0);</text:p>
      <text:p text:style-name="P1"/>
      <text:p text:style-name="P1"><text:s text:c="3"/>while (moreToSearch &amp;&amp; !found)</text:p>
      <text:p text:style-name="P1"><text:s text:c="3"/>{</text:p>
      <text:p text:style-name="P1"><text:s text:c="6"/>switch(item.ComparedTo(location-&gt;info))</text:p>
      <text:p text:style-name="P1"><text:s text:c="6"/>{</text:p>
      <text:p text:style-name="P1"><text:tab/> case GREATER:</text:p>
      <text:p text:style-name="P1"><text:tab/> <text:s text:c="3"/>location = location-&gt;next;</text:p>
      <text:p text:style-name="P1"><text:tab/> <text:s text:c="3"/>moreToSearch = (location != 0);</text:p>
      <text:p text:style-name="P1"><text:soft-page-break/><text:tab/> <text:s text:c="3"/>break;</text:p>
      <text:p text:style-name="P1"><text:tab/> case EQUAL:</text:p>
      <text:p text:style-name="P1"><text:tab/> <text:s text:c="3"/>found = true;</text:p>
      <text:p text:style-name="P1"><text:tab/> <text:s text:c="3"/>item = location-&gt;info;</text:p>
      <text:p text:style-name="P1"><text:tab/> <text:s text:c="3"/>break;</text:p>
      <text:p text:style-name="P1"><text:tab/> case LESS: <text:s/>// rest of the list will be even larger, so stop</text:p>
      <text:p text:style-name="P1"><text:tab/> <text:s text:c="3"/>moreToSearch = false;</text:p>
      <text:p text:style-name="P1"><text:tab/> <text:s text:c="3"/>break;</text:p>
      <text:p text:style-name="P1"><text:s text:c="6"/>}</text:p>
      <text:p text:style-name="P1"><text:s text:c="3"/>}</text:p>
      <text:p text:style-name="P1"><text:s text:c="3"/>return item;</text:p>
      <text:p text:style-name="P1">}</text:p>
      <text:p text:style-name="P1"/>
      <text:p text:style-name="P1">void SortedType::PutItem(ItemType item)</text:p>
      <text:p text:style-name="P1">{</text:p>
      <text:p text:style-name="P1"><text:s text:c="3"/>NodeType* newNode; <text:s/><text:tab/>// pointer to node being inserted</text:p>
      <text:p text:style-name="P1"><text:s text:c="3"/>NodeType* location; <text:tab/>// scanning pointer</text:p>
      <text:p text:style-name="P1"><text:s text:c="3"/>NodeType* predLoc; // pointer to the node before Node(location)</text:p>
      <text:p text:style-name="P1"><text:s text:c="3"/>bool moreToSearch;</text:p>
      <text:p text:style-name="P1"><text:s text:c="3"/>predLoc = 0; // no predecessor <text:s/>node</text:p>
      <text:p text:style-name="P1"><text:s text:c="3"/>location = listData;</text:p>
      <text:p text:style-name="P1"><text:s text:c="3"/>moreToSearch = (location != 0);</text:p>
      <text:p text:style-name="P1"/>
      <text:p text:style-name="P1"><text:s text:c="3"/>// Find insertion point.</text:p>
      <text:p text:style-name="P1"><text:s text:c="3"/>while (moreToSearch)</text:p>
      <text:p text:style-name="P1"><text:s text:c="3"/>{</text:p>
      <text:p text:style-name="P1"><text:s text:c="6"/>switch(item.ComparedTo(location-&gt;info))</text:p>
      <text:p text:style-name="P1"><text:s text:c="6"/>{</text:p>
      <text:p text:style-name="P1"><text:tab/> case GREATER:</text:p>
      <text:p text:style-name="P1"><text:tab/> <text:s text:c="2"/>predLoc = location; // move predLoc up by one node</text:p>
      <text:p text:style-name="P1"><text:tab/> <text:s text:c="3"/>location = location-&gt;next;</text:p>
      <text:p text:style-name="P1"><text:tab/> <text:s text:c="3"/>moreToSearch = (location != 0);</text:p>
      <text:p text:style-name="P1"><text:tab/> <text:s text:c="3"/>break;</text:p>
      <text:p text:style-name="P1"><text:tab/> case LESS:</text:p>
      <text:p text:style-name="P1"><text:tab/> <text:s text:c="3"/>moreToSearch = false;</text:p>
      <text:p text:style-name="P1"><text:tab/> <text:s text:c="3"/>break;</text:p>
      <text:p text:style-name="P1"><text:tab/> case EQUAL:</text:p>
      <text:p text:style-name="P1"><text:tab/> <text:s text:c="3"/>std::cout &lt;&lt; "PutItem: EQUAL should not happen" &lt;&lt; std::endl;</text:p>
      <text:p text:style-name="P1"><text:tab/> <text:s text:c="3"/>break;</text:p>
      <text:p text:style-name="P1"><text:s text:c="6"/>}</text:p>
      <text:p text:style-name="P1"><text:s text:c="3"/>}</text:p>
      <text:p text:style-name="P1"/>
      <text:p text:style-name="P1"><text:s text:c="3"/>// Prepare node for insertion</text:p>
      <text:p text:style-name="P1"><text:s text:c="3"/>newNode = new NodeType;</text:p>
      <text:p text:style-name="P1"><text:s text:c="3"/>newNode-&gt;info = item;</text:p>
      <text:p text:style-name="P1"><text:s text:c="3"/>// Insert node into list. <text:s/>Two cases.</text:p>
      <text:p text:style-name="P1"><text:s text:c="3"/>// Case 1: Insert as first</text:p>
      <text:p text:style-name="P1"><text:s text:c="3"/>if (predLoc == 0)// no predecessor, i.e. insert in front of the first element</text:p>
      <text:p text:style-name="P1"><text:s text:c="5"/>{</text:p>
      <text:p text:style-name="P1"><text:soft-page-break/><text:s text:c="7"/>newNode-&gt;next = listData;</text:p>
      <text:p text:style-name="P1"><text:s text:c="7"/>listData = newNode;</text:p>
      <text:p text:style-name="P1"><text:s text:c="5"/>}</text:p>
      <text:p text:style-name="P1"/>
      <text:p text:style-name="P1"><text:s text:c="3"/>// Case 2: Insert in the middle/end</text:p>
      <text:p text:style-name="P1"><text:s text:c="3"/>else </text:p>
      <text:p text:style-name="P1"><text:s text:c="5"/>{</text:p>
      <text:p text:style-name="P1"><text:s text:c="7"/>predLoc-&gt;next = newNode;</text:p>
      <text:p text:style-name="P1"><text:s text:c="7"/>newNode-&gt;next = location;</text:p>
      <text:p text:style-name="P1"/>
      <text:p text:style-name="P1"><text:s text:c="5"/>}</text:p>
      <text:p text:style-name="P1"><text:s text:c="3"/>// Increment length</text:p>
      <text:p text:style-name="P1"><text:s text:c="3"/>length++;</text:p>
      <text:p text:style-name="P1">}</text:p>
      <text:p text:style-name="P1"/>
      <text:p text:style-name="P1">void SortedType::DeleteItem(ItemType item)</text:p>
      <text:p text:style-name="P1">{</text:p>
      <text:p text:style-name="P1"><text:s text:c="3"/>// Exactly the same as linked UnsortedType::DeleteItem</text:p>
      <text:p text:style-name="P1"/>
      <text:p text:style-name="P1"><text:s text:c="3"/>NodeType* location = listData; <text:s/>// Scanning pointer</text:p>
      <text:p text:style-name="P1"><text:s text:c="3"/>NodeType* tempLocation; <text:s text:c="8"/>// Pointer to node to be deleted</text:p>
      <text:p text:style-name="P1"/>
      <text:p text:style-name="P1"><text:s text:c="3"/>// Locate node to be deleted. <text:s/>Two cases.</text:p>
      <text:p text:style-name="P1"><text:s text:c="3"/>// Case 1: Delete first item</text:p>
      <text:p text:style-name="P1"><text:s text:c="3"/>if (item.ComparedTo(listData-&gt;info) == EQUAL)</text:p>
      <text:p text:style-name="P1"><text:s text:c="3"/>{</text:p>
      <text:p text:style-name="P1"><text:s text:c="6"/>tempLocation = location;</text:p>
      <text:p text:style-name="P1"><text:s text:c="6"/>listData = listData-&gt;next;<text:tab/>// Delete first node.</text:p>
      <text:p text:style-name="P1"><text:s text:c="3"/>}</text:p>
      <text:p text:style-name="P1"><text:s text:c="3"/>// Case 2: Delete any other node</text:p>
      <text:p text:style-name="P1"><text:s text:c="3"/>else</text:p>
      <text:p text:style-name="P1"><text:s text:c="3"/>{</text:p>
      <text:p text:style-name="P1"><text:s text:c="6"/>// Find node to delete</text:p>
      <text:p text:style-name="P1"><text:s text:c="6"/>while (item.ComparedTo((location-&gt;next)-&gt;info) != EQUAL)</text:p>
      <text:p text:style-name="P1"><text:tab/> location = location-&gt;next;</text:p>
      <text:p text:style-name="P1"/>
      <text:p text:style-name="P1"><text:s text:c="6"/>// Delete node at location-&gt;next</text:p>
      <text:p text:style-name="P1"><text:s text:c="6"/>tempLocation = location-&gt;next;</text:p>
      <text:p text:style-name="P1"><text:s text:c="6"/>// Make node at location point to the node after location-&gt;next</text:p>
      <text:p text:style-name="P1"><text:s text:c="6"/>location-&gt;next = (location-&gt;next)-&gt;next;</text:p>
      <text:p text:style-name="P1"><text:s text:c="3"/>}</text:p>
      <text:p text:style-name="P1"><text:s text:c="3"/>delete tempLocation;</text:p>
      <text:p text:style-name="P1"><text:s text:c="3"/>length--;</text:p>
      <text:p text:style-name="P1">}</text:p>
      <text:p text:style-name="P1"/>
      <text:p text:style-name="P1">bool SortedType::IsFull() const</text:p>
      <text:p text:style-name="P1">{</text:p>
      <text:p text:style-name="P1"><text:s text:c="3"/>NodeType* location;</text:p>
      <text:p text:style-name="P1"><text:s text:c="3"/>try</text:p>
      <text:p text:style-name="P1"><text:soft-page-break/><text:s text:c="3"/>{</text:p>
      <text:p text:style-name="P1"><text:s text:c="6"/>location = new NodeType;</text:p>
      <text:p text:style-name="P1"><text:s text:c="6"/>delete location;</text:p>
      <text:p text:style-name="P1"><text:s text:c="6"/>return false;</text:p>
      <text:p text:style-name="P1"><text:s text:c="3"/>}</text:p>
      <text:p text:style-name="P1"><text:s text:c="3"/>catch(std::bad_alloc exception)</text:p>
      <text:p text:style-name="P1"><text:s text:c="3"/>{</text:p>
      <text:p text:style-name="P1"><text:s text:c="6"/>return true;</text:p>
      <text:p text:style-name="P1"><text:s text:c="3"/>}</text:p>
      <text:p text:style-name="P1">}</text:p>
      <text:p text:style-name="P1"/>
      <text:p text:style-name="P1">int SortedType::GetLength() const</text:p>
      <text:p text:style-name="P1">{</text:p>
      <text:p text:style-name="P1"><text:s text:c="3"/>return length;</text:p>
      <text:p text:style-name="P1">}</text:p>
      <text:p text:style-name="P1"/>
      <text:p text:style-name="P1">void SortedType::MakeEmpty()</text:p>
      <text:p text:style-name="P1">{</text:p>
      <text:p text:style-name="P1"><text:s text:c="3"/>NodeType* tempPtr;</text:p>
      <text:p text:style-name="P1"/>
      <text:p text:style-name="P1"><text:s text:c="3"/>while (listData != 0)</text:p>
      <text:p text:style-name="P1"><text:s text:c="3"/>{</text:p>
      <text:p text:style-name="P1"><text:s text:c="6"/>tempPtr = listData;</text:p>
      <text:p text:style-name="P1"><text:s text:c="6"/>listData = listData-&gt;next;</text:p>
      <text:p text:style-name="P1"><text:s text:c="6"/>delete tempPtr;</text:p>
      <text:p text:style-name="P1"><text:s text:c="3"/>}</text:p>
      <text:p text:style-name="P1"><text:s text:c="3"/>length = 0;</text:p>
      <text:p text:style-name="P1">}</text:p>
      <text:p text:style-name="P1"/>
      <text:p text:style-name="P1">void SortedType::ResetList()</text:p>
      <text:p text:style-name="P1">{</text:p>
      <text:p text:style-name="P1"><text:s text:c="3"/>currentPos = 0;</text:p>
      <text:p text:style-name="P1">} </text:p>
      <text:p text:style-name="P1"/>
      <text:p text:style-name="P1">ItemType SortedType::GetNextItem()</text:p>
      <text:p text:style-name="P1">{</text:p>
      <text:p text:style-name="P1"><text:s text:c="3"/>ItemType item;</text:p>
      <text:p text:style-name="P1"><text:s text:c="3"/>if (currentPos == 0)</text:p>
      <text:p text:style-name="P1"><text:s text:c="6"/>currentPos = listData;</text:p>
      <text:p text:style-name="P1"><text:s text:c="3"/>item = currentPos-&gt;info; </text:p>
      <text:p text:style-name="P1"><text:s text:c="3"/>currentPos = currentPos-&gt;next;</text:p>
      <text:p text:style-name="P1"><text:s text:c="3"/>return item;</text:p>
      <text:p text:style-name="P1">} 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 File: listdriver.cpp</text:p>
      <text:p text:style-name="P1">// Test driver for SortedType list class, reads items from a list</text:p>
      <text:p text:style-name="P1">// Usage: ./listdriver inputfile</text:p>
      <text:p text:style-name="P1">// Based on Dale, et al., C++ Plus Data Structures 6/e, Chapter 4</text:p>
      <text:p text:style-name="P1"/>
      <text:p text:style-name="P1">#include &lt;iostream&gt;</text:p>
      <text:p text:style-name="P1">#include &lt;fstream&gt;</text:p>
      <text:p text:style-name="P1">#include &lt;string&gt;</text:p>
      <text:p text:style-name="P1">#include &lt;cstring&gt;</text:p>
      <text:p text:style-name="P1">#include &lt;cstdlib&gt;</text:p>
      <text:p text:style-name="P1"/>
      <text:p text:style-name="P1">#include "sorted.h"</text:p>
      <text:p text:style-name="P1">#include "itemtype.h"</text:p>
      <text:p text:style-name="P1"/>
      <text:p text:style-name="P1">// Function: prints the items in an SortedType list</text:p>
      <text:p text:style-name="P1">void PrintList(std::ostream&amp; out, <text:s text:c="2"/>// REC'D/P'BACK: ouput stream</text:p>
      <text:p text:style-name="P1"><text:tab/> <text:s text:c="6"/>SortedType&amp; list); // REC'D/P'BACK: list to be printed</text:p>
      <text:p text:style-name="P1"/>
      <text:p text:style-name="P1">int main(int argc, char *argv[])</text:p>
      <text:p text:style-name="P1">{</text:p>
      <text:p text:style-name="P1"><text:s text:c="3"/>using namespace std;</text:p>
      <text:p text:style-name="P1"/>
      <text:p text:style-name="P1"><text:s text:c="3"/>if (argc != 2)</text:p>
      <text:p text:style-name="P1"><text:s text:c="3"/>{</text:p>
      <text:p text:style-name="P1"><text:s text:c="6"/>cout &lt;&lt; "Usage: " &lt;&lt; argv[0] &lt;&lt; " inputfile" &lt;&lt; endl;</text:p>
      <text:p text:style-name="P1"><text:s text:c="6"/>exit(1);</text:p>
      <text:p text:style-name="P1"><text:s text:c="3"/>}</text:p>
      <text:p text:style-name="P1"/>
      <text:p text:style-name="P1"><text:s text:c="3"/>ifstream inFile(argv[1]); <text:s text:c="6"/>// file containing operations</text:p>
      <text:p text:style-name="P1"><text:s text:c="3"/>if(!inFile)</text:p>
      <text:p text:style-name="P1"><text:s text:c="3"/>{</text:p>
      <text:p text:style-name="P1"><text:s text:c="6"/>cout &lt;&lt; "Error opening input file" &lt;&lt; argv[2] &lt;&lt; endl;</text:p>
      <text:p text:style-name="P1"><text:s text:c="6"/>exit(2);</text:p>
      <text:p text:style-name="P1"><text:s text:c="3"/>}</text:p>
      <text:p text:style-name="P1"/>
      <text:p text:style-name="P1"><text:s text:c="3"/>int number;</text:p>
      <text:p text:style-name="P1"><text:s text:c="3"/>ItemType item;</text:p>
      <text:p text:style-name="P1"><text:s text:c="3"/>SortedType list;</text:p>
      <text:p text:style-name="P1"><text:s text:c="3"/>while (inFile &gt;&gt; number)</text:p>
      <text:p text:style-name="P1"><text:s text:c="3"/>{</text:p>
      <text:p text:style-name="P1"><text:s text:c="6"/>item.Initialize (number);</text:p>
      <text:p text:style-name="P1"><text:s text:c="6"/>list.PutItem(item);</text:p>
      <text:p text:style-name="P1"><text:s text:c="3"/>}</text:p>
      <text:p text:style-name="P1"/>
      <text:p text:style-name="P1"><text:s text:c="3"/>bool found;</text:p>
      <text:p text:style-name="P1"><text:s text:c="3"/>string command;</text:p>
      <text:p text:style-name="P1"/>
      <text:p text:style-name="P1"><text:s text:c="3"/>do {</text:p>
      <text:p text:style-name="P1"><text:s text:c="6"/>cout &lt;&lt; "Enter an SortedType operation: ";</text:p>
      <text:p text:style-name="P1"><text:soft-page-break/><text:s text:c="6"/>cin &gt;&gt; command;</text:p>
      <text:p text:style-name="P1"/>
      <text:p text:style-name="P1"><text:s text:c="6"/>if (command == "Pu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PutItem(item);</text:p>
      <text:p text:style-name="P1"><text:tab/> cout &lt;&lt; item &lt;&lt; " is in list." &lt;&lt; endl;</text:p>
      <text:p text:style-name="P1"><text:s text:c="6"/>}</text:p>
      <text:p text:style-name="P1"><text:s text:c="6"/>else if (command == "Delete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list.DeleteItem(item);</text:p>
      <text:p text:style-name="P1"><text:tab/> cout &lt;&lt; item &lt;&lt; " is deleted." &lt;&lt; endl;</text:p>
      <text:p text:style-name="P1"><text:s text:c="6"/>}</text:p>
      <text:p text:style-name="P1"><text:s text:c="6"/>else if (command == "GetItem")</text:p>
      <text:p text:style-name="P1"><text:s text:c="6"/>{</text:p>
      <text:p text:style-name="P1"><text:tab/> cout &lt;&lt; "Enter an item value: ";</text:p>
      <text:p text:style-name="P1"><text:tab/> cin &gt;&gt; number; </text:p>
      <text:p text:style-name="P1"><text:tab/> item.Initialize(number);</text:p>
      <text:p text:style-name="P1"><text:tab/> item = list.GetItem(item, found);</text:p>
      <text:p text:style-name="P1"><text:tab/> if (found)</text:p>
      <text:p text:style-name="P1"><text:tab/> <text:s text:c="3"/>cout &lt;&lt; number &lt;&lt; " found in list." &lt;&lt; endl;</text:p>
      <text:p text:style-name="P1"><text:tab/> else</text:p>
      <text:p text:style-name="P1"><text:tab/> <text:s text:c="3"/>cout &lt;&lt; number <text:s/>&lt;&lt; " not in list." <text:s/>&lt;&lt; endl; <text:s/></text:p>
      <text:p text:style-name="P1"><text:s text:c="6"/>} </text:p>
      <text:p text:style-name="P1"><text:s text:c="6"/>else if (command == "GetLength") <text:s/></text:p>
      <text:p text:style-name="P1"><text:tab/> cout &lt;&lt; "Length is " &lt;&lt; list.GetLength() &lt;&lt; endl;</text:p>
      <text:p text:style-name="P1"><text:s text:c="6"/>else if (command == "IsFull")</text:p>
      <text:p text:style-name="P1"><text:tab/> if (list.IsFull())</text:p>
      <text:p text:style-name="P1"><text:tab/> <text:s text:c="3"/>cout &lt;&lt; "List is full." &lt;&lt; endl;</text:p>
      <text:p text:style-name="P1"><text:tab/> else</text:p>
      <text:p text:style-name="P1"><text:tab/> <text:s text:c="3"/>cout &lt;&lt; "List is not full." <text:s/>&lt;&lt; endl; <text:s/></text:p>
      <text:p text:style-name="P1"><text:s text:c="6"/>else if (command == "MakeEmpty")</text:p>
      <text:p text:style-name="P1"><text:tab/> list.MakeEmpty();</text:p>
      <text:p text:style-name="P1"><text:s text:c="6"/>else if (command == "PrintList")</text:p>
      <text:p text:style-name="P1"><text:tab/> PrintList(cout, list);</text:p>
      <text:p text:style-name="P1"><text:s text:c="6"/>else if (command != "Quit")</text:p>
      <text:p text:style-name="P1"><text:tab/> cout &lt;&lt; " Command not recognized." &lt;&lt; endl;</text:p>
      <text:p text:style-name="P1"/>
      <text:p text:style-name="P1"><text:s text:c="3"/>} while (command != "Quit");</text:p>
      <text:p text:style-name="P1"><text:s/></text:p>
      <text:p text:style-name="P1"><text:s text:c="3"/>cout &lt;&lt; "Testing completed." <text:s/>&lt;&lt; endl;</text:p>
      <text:p text:style-name="P1"><text:s text:c="3"/>return 0;</text:p>
      <text:p text:style-name="P1">}</text:p>
      <text:p text:style-name="P1"/>
      <text:p text:style-name="P1"><text:soft-page-break/></text:p>
      <text:p text:style-name="P1">// Function: prints the items in the list to an output stream</text:p>
      <text:p text:style-name="P1">// Assumes: stream is open for writing. <text:s text:c="2"/></text:p>
      <text:p text:style-name="P1">void PrintList(std::ostream&amp; out, SortedType&amp; list)</text:p>
      <text:p text:style-name="P1">{</text:p>
      <text:p text:style-name="P1"><text:s text:c="3"/>using std::endl;</text:p>
      <text:p text:style-name="P1"/>
      <text:p text:style-name="P1"><text:s text:c="3"/>int length;</text:p>
      <text:p text:style-name="P1"><text:s text:c="3"/>ItemType item;</text:p>
      <text:p text:style-name="P1"><text:s text:c="3"/>out &lt;&lt; "PrintList" &lt;&lt; endl;</text:p>
      <text:p text:style-name="P1"><text:s text:c="3"/>list.ResetList();</text:p>
      <text:p text:style-name="P1"><text:s text:c="3"/>length = list.GetLength();</text:p>
      <text:p text:style-name="P1"><text:s text:c="3"/>if (length == 0)</text:p>
      <text:p text:style-name="P1"><text:s text:c="6"/>out &lt;&lt; "List is empty." &lt;&lt; endl;</text:p>
      <text:p text:style-name="P1"><text:s text:c="3"/>else</text:p>
      <text:p text:style-name="P1"><text:s text:c="6"/>for (int counter = 0; counter &lt; length; counter++)</text:p>
      <text:p text:style-name="P1"><text:s text:c="6"/>{</text:p>
      <text:p text:style-name="P1"><text:tab/> item = list.GetNextItem();</text:p>
      <text:p text:style-name="P1"><text:tab/> out &lt;&lt; item &lt;&lt; endl;</text:p>
      <text:p text:style-name="P1"><text:s text:c="6"/>}</text:p>
      <text:p text:style-name="P1">}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21:58:00.202900010</meta:creation-date>
    <dc:date>2017-03-27T22:03:21.424329897</dc:date>
    <meta:editing-duration>PT5M21S</meta:editing-duration>
    <meta:editing-cycles>1</meta:editing-cycles>
    <meta:document-statistic meta:table-count="0" meta:image-count="0" meta:object-count="0" meta:page-count="9" meta:paragraph-count="330" meta:word-count="1268" meta:character-count="8920" meta:non-whitespace-character-count="6871"/>
    <meta:generator>LibreOffice/5.1.6.2$Linux_X86_64 LibreOffice_project/10m0$Build-2</meta:generator>
  </office:meta>
</office:document-meta>
</file>